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FailoverRunner.b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FailoverRunner.RemoteCacheFailoverRunner( RemoteCacheNoWaitFacade facade , ICompositeCacheManager cach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eFailoverRunner.notif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FailoverRunner.connectAndRestor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FailoverRunn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FailoverRunner.restorePrimary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7">
            <text:p text:style-name="Table_20_Contents">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